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6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7" style:parent-style-name="Absatz-Standardschriftart" style:family="text">
      <style:text-properties fo:font-weight="bold" style:font-weight-asian="bold" style:font-weight-complex="bold"/>
    </style:style>
    <style:style style:name="T8" style:parent-style-name="Absatz-Standardschriftar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9" style:parent-style-name="Absatz-Standardschriftart" style:family="text">
      <style:text-properties style:font-name="Segoe UI Emoji" style:font-name-complex="Segoe UI Emoji" fo:font-weight="bold" style:font-weight-asian="bold" style:font-weight-complex="bold" fo:font-size="11pt" style:font-size-asian="11pt" style:font-size-complex="11pt"/>
    </style:style>
    <style:style style:name="T10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11" style:parent-style-name="Standard" style:list-style-name="LFO1" style:family="paragraph">
      <style:text-properties fo:font-size="11pt" style:font-size-asian="11pt" style:font-size-complex="11pt"/>
    </style:style>
    <style:style style:name="P12" style:parent-style-name="Standard" style:list-style-name="LFO1" style:family="paragraph">
      <style:text-properties fo:font-size="11pt" style:font-size-asian="11pt" style:font-size-complex="11pt"/>
    </style:style>
    <style:style style:name="P13" style:parent-style-name="Standard" style:list-style-name="LFO1" style:family="paragraph">
      <style:text-properties fo:font-size="11pt" style:font-size-asian="11pt" style:font-size-complex="11pt"/>
    </style:style>
    <style:style style:name="P14" style:parent-style-name="Standard" style:list-style-name="LFO1" style:family="paragraph">
      <style:text-properties fo:font-size="11pt" style:font-size-asian="11pt" style:font-size-complex="11pt"/>
    </style:style>
    <style:style style:name="P15" style:parent-style-name="Standard" style:list-style-name="LFO1" style:family="paragraph">
      <style:text-properties fo:font-size="11pt" style:font-size-asian="11pt" style:font-size-complex="11pt"/>
    </style:style>
    <style:style style:name="P16" style:parent-style-name="Standard" style:list-style-name="LFO1" style:family="paragraph">
      <style:text-properties fo:font-size="11pt" style:font-size-asian="11pt" style:font-size-complex="11pt"/>
    </style:style>
    <style:style style:name="P17" style:parent-style-name="Standard" style:family="paragraph">
      <style:text-properties style:font-name-complex="Arial" fo:font-size="11pt" style:font-size-asian="11pt" style:font-size-complex="11pt"/>
    </style:style>
    <style:style style:name="T18" style:parent-style-name="Absatz-Standardschriftart" style:family="text">
      <style:text-properties style:font-name="Segoe UI Emoji" style:font-name-complex="Segoe UI Emoji" fo:font-size="11pt" style:font-size-asian="11pt" style:font-size-complex="11pt"/>
    </style:style>
    <style:style style:name="T19" style:parent-style-name="Absatz-Standardschriftart" style:family="text">
      <style:text-properties style:font-name-complex="Arial" fo:font-size="11pt" style:font-size-asian="11pt" style:font-size-complex="11pt"/>
    </style:style>
    <style:style style:name="T20" style:parent-style-name="Absatz-Standardschriftart" style:family="text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P21" style:parent-style-name="Listenabsatz" style:list-style-name="LFO1" style:family="paragraph">
      <style:text-properties style:font-name-complex="Arial" fo:font-size="11pt" style:font-size-asian="11pt" style:font-size-complex="11pt"/>
    </style:style>
    <style:style style:name="P22" style:parent-style-name="Listenabsatz" style:list-style-name="LFO1" style:family="paragraph">
      <style:text-properties style:font-name-complex="Arial" fo:font-size="11pt" style:font-size-asian="11pt" style:font-size-complex="11pt"/>
    </style:style>
    <style:style style:name="P23" style:parent-style-name="Listenabsatz" style:list-style-name="LFO1" style:family="paragraph">
      <style:text-properties style:font-name-complex="Arial" fo:font-size="11pt" style:font-size-asian="11pt" style:font-size-complex="11pt"/>
    </style:style>
    <style:style style:name="P24" style:parent-style-name="Listenabsatz" style:list-style-name="LFO1" style:family="paragraph">
      <style:text-properties style:font-name-complex="Arial" fo:font-size="11pt" style:font-size-asian="11pt" style:font-size-complex="11pt"/>
    </style:style>
    <style:style style:name="P25" style:parent-style-name="Listenabsatz" style:list-style-name="LFO1" style:family="paragraph">
      <style:text-properties style:font-name-complex="Arial" fo:font-size="11pt" style:font-size-asian="11pt" style:font-size-complex="11pt"/>
    </style:style>
    <style:style style:name="P26" style:parent-style-name="Listenabsatz" style:list-style-name="LFO1" style:family="paragraph">
      <style:text-properties style:font-name-complex="Arial" fo:font-size="11pt" style:font-size-asian="11pt" style:font-size-complex="11pt"/>
    </style:style>
    <style:style style:name="P27" style:parent-style-name="Listenabsatz" style:list-style-name="LFO1" style:family="paragraph">
      <style:text-properties style:font-name-complex="Arial" fo:font-size="11pt" style:font-size-asian="11pt" style:font-size-complex="11pt"/>
    </style:style>
    <style:style style:name="P28" style:parent-style-name="Listenabsatz" style:list-style-name="LFO1" style:family="paragraph">
      <style:text-properties style:font-name-complex="Arial" fo:font-size="11pt" style:font-size-asian="11pt" style:font-size-complex="11pt"/>
    </style:style>
    <style:style style:name="P29" style:parent-style-name="Listenabsatz" style:list-style-name="LFO1" style:family="paragraph">
      <style:text-properties style:font-name-complex="Arial" fo:font-size="11pt" style:font-size-asian="11pt" style:font-size-complex="11pt"/>
    </style:style>
    <style:style style:name="P30" style:parent-style-name="Listenabsatz" style:list-style-name="LFO1" style:family="paragraph">
      <style:text-properties style:font-name-complex="Arial" fo:font-size="11pt" style:font-size-asian="11pt" style:font-size-complex="11pt"/>
    </style:style>
    <style:style style:name="P31" style:parent-style-name="Standard" style:family="paragraph">
      <style:text-properties style:font-name="Segoe UI Emoji" style:font-name-complex="Segoe UI Emoji" fo:font-weight="bold" style:font-weight-asian="bold" style:font-weight-complex="bold" fo:font-size="11pt" style:font-size-asian="11pt" style:font-size-complex="11pt"/>
    </style:style>
    <style:style style:name="T32" style:parent-style-name="Absatz-Standardschriftart" style:family="text">
      <style:text-properties style:font-name="Segoe UI Emoji" style:font-name-complex="Segoe UI Emoji" fo:font-weight="bold" style:font-weight-asian="bold" style:font-weight-complex="bold" fo:font-size="11pt" style:font-size-asian="11pt" style:font-size-complex="11pt"/>
    </style:style>
    <style:style style:name="T33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34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35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36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1pt" style:font-size-asian="11pt" style:font-size-complex="11pt"/>
    </style:style>
    <style:style style:name="T37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38" style:parent-style-name="Absatz-Standardschriftart" style:family="text">
      <style:text-properties fo:font-size="11pt" style:font-size-asian="11pt" style:font-size-complex="11pt"/>
    </style:style>
    <style:style style:name="T39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40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41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42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43" style:parent-style-name="Absatz-Standardschriftart" style:family="text">
      <style:text-properties fo:font-size="11pt" style:font-size-asian="11pt" style:font-size-complex="11pt"/>
    </style:style>
    <style:style style:name="T44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45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46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1pt" style:font-size-asian="11pt" style:font-size-complex="11pt"/>
    </style:style>
    <style:style style:name="T47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48" style:parent-style-name="Absatz-Standardschriftart" style:family="text">
      <style:text-properties fo:font-size="11pt" style:font-size-asian="11pt" style:font-size-complex="11pt"/>
    </style:style>
    <style:style style:name="T49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50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51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52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53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54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55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56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57" style:parent-style-name="Absatz-Standardschriftart" style:family="text">
      <style:text-properties fo:font-size="11pt" style:font-size-asian="11pt" style:font-size-complex="11pt"/>
    </style:style>
    <style:style style:name="T58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59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60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1pt" style:font-size-asian="11pt" style:font-size-complex="11pt"/>
    </style:style>
    <style:style style:name="T61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62" style:parent-style-name="Absatz-Standardschriftart" style:family="text">
      <style:text-properties fo:font-size="11pt" style:font-size-asian="11pt" style:font-size-complex="11pt"/>
    </style:style>
    <style:style style:name="T63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64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65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66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67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68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69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70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71" style:parent-style-name="Absatz-Standardschriftart" style:family="text">
      <style:text-properties fo:font-size="11pt" style:font-size-asian="11pt" style:font-size-complex="11pt"/>
    </style:style>
    <style:style style:name="T72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73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74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1pt" style:font-size-asian="11pt" style:font-size-complex="11pt"/>
    </style:style>
    <style:style style:name="T75" style:parent-style-name="Absatz-Standardschriftart" style:family="text">
      <style:text-properties fo:font-size="11pt" style:font-size-asian="11pt" style:font-size-complex="11pt"/>
    </style:style>
    <style:style style:name="T76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77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78" style:parent-style-name="Absatz-Standardschriftart" style:family="text">
      <style:text-properties fo:font-size="11pt" style:font-size-asian="11pt" style:font-size-complex="11pt"/>
    </style:style>
    <style:style style:name="T79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80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81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1pt" style:font-size-asian="11pt" style:font-size-complex="11pt"/>
    </style:style>
    <style:style style:name="T82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83" style:parent-style-name="Absatz-Standardschriftart" style:family="text">
      <style:text-properties fo:font-size="11pt" style:font-size-asian="11pt" style:font-size-complex="11pt"/>
    </style:style>
    <style:style style:name="T84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85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86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87" style:parent-style-name="Absatz-Standardschriftart" style:family="text">
      <style:text-properties fo:font-style="italic" style:font-style-asian="italic" style:font-style-complex="italic" fo:font-size="11pt" style:font-size-asian="11pt" style:font-size-complex="11p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📊</text:span><text:span text:style-name="T3"><text:s/>Unterrichtsprojekt: Gerichtsverhandlung zur Buchführung</text:span></text:p>
      <text:p text:style-name="Standard"><text:span text:style-name="T4">Fallstudie: Bergisches Papierkontor GmbH (BPK)</text:span></text:p>
      <text:p text:style-name="Standard"><text:span text:style-name="T5">⚖</text:span><text:span text:style-name="T6">️</text:span><text:span text:style-name="T7"><text:s/></text:span><text:span text:style-name="T8">Beispielhaftes Skript für die Gerichtsverhandlung</text:span></text:p>
      <text:p text:style-name="Standard"><text:span text:style-name="T9">🎭</text:span><text:span text:style-name="T10"><text:s/>Rollen</text:span></text:p>
      <text:list text:style-name="LFO1" text:continue-numbering="true">
        <text:list-item>
          <text:p text:style-name="P11">Richter:in (Lehrkraft oder neutrale SuS)</text:p>
        </text:list-item>
        <text:list-item>
          <text:p text:style-name="P12">Wirtschaftsprüfer:innen-Team (Gruppe 1–3)</text:p>
        </text:list-item>
        <text:list-item>
          <text:p text:style-name="P13">Vertreter:in der BPK-Leitung (z. B. Geschäftsführer:in)</text:p>
        </text:list-item>
        <text:list-item>
          <text:p text:style-name="P14">Steuerberater:in / externe Fachperson</text:p>
        </text:list-item>
        <text:list-item>
          <text:p text:style-name="P15">Protokollant:in</text:p>
        </text:list-item>
        <text:list-item>
          <text:p text:style-name="P16">Publikum (restliche Klasse oder Jury)</text:p>
        </text:list-item>
      </text:list>
      <text:p text:style-name="P17"/>
      <text:p text:style-name="Standard"><text:span text:style-name="T18">🧾</text:span><text:span text:style-name="T19"><text:s/></text:span><text:span text:style-name="T20">Materialien für die Durchführung</text:span></text:p>
      <text:list text:style-name="LFO1" text:continue-numbering="true">
        <text:list-item>
          <text:p text:style-name="P21">Gerichtskulisse (optional: Tische, Namensschilder, „Richterhammer“)</text:p>
        </text:list-item>
        <text:list-item>
          <text:p text:style-name="P22">Vorbereitete Berichte der Gruppen (digital oder analog)</text:p>
        </text:list-item>
        <text:list-item>
          <text:p text:style-name="P23">Fragenliste für die Jury oder Lehrkraft</text:p>
        </text:list-item>
        <text:list-item>
          <text:p text:style-name="P24">Reflexionsbogen:</text:p>
          <text:list text:continue-numbering="true">
            <text:list-item>
              <text:p text:style-name="P25">„Was habe ich gelernt?“</text:p>
            </text:list-item>
            <text:list-item>
              <text:p text:style-name="P26">„Welche Rolle hatte ich?“</text:p>
            </text:list-item>
          </text:list>
        </text:list-item>
        <text:list-item>
          <text:p text:style-name="P27">Bewertungsraster:</text:p>
          <text:list text:continue-numbering="true">
            <text:list-item>
              <text:p text:style-name="P28">Fachliche Qualität</text:p>
            </text:list-item>
            <text:list-item>
              <text:p text:style-name="P29">Darstellung</text:p>
            </text:list-item>
            <text:list-item>
              <text:p text:style-name="P30">Argumentation</text:p>
            </text:list-item>
          </text:list>
        </text:list-item>
      </text:list>
      <text:p text:style-name="P31"/>
      <text:p text:style-name="Standard"><text:span text:style-name="T32">📋</text:span><text:span text:style-name="T33"><text:s/>Möglicher Ablauf</text:span></text:p>
      <text:p text:style-name="Standard"><text:span text:style-name="T34">1</text:span><text:span text:style-name="T35">️</text:span><text:span text:style-name="T36">⃣</text:span><text:span text:style-name="T37"><text:s/></text:span><text:span text:style-name="T38">Eröffnung durch den/die Richter:in</text:span></text:p>
      <text:p text:style-name="Standard"><text:span text:style-name="T39">Richter:in:</text:span></text:p>
      <text:p text:style-name="P40">„Ich eröffne die Sitzung des Finanzgerichts BPK. Gegenstand der heutigen Verhandlung ist<text:line-break/>die Prüfung der Buchführung sowie die Aufklärung verdächtiger Geschäftsvorfälle in der<text:line-break/>Bergisches Papierkontor GmbH.</text:p>
      <text:p text:style-name="P41">Ich begrüße die Vertreter:innen des Wirtschaftsprüfungsteams, der Unternehmensleitung<text:line-break/>und unserer beratenden Steuerexpert:innen.</text:p>
      <text:p text:style-name="P42">Bitte beginnen Sie mit der Vorstellung Ihres Abschlussberichts.“</text:p>
      <text:p text:style-name="Standard"><text:span text:style-name="T43"><draw:custom-shape svg:x="0in" svg:y="0in" svg:width="0in" svg:height="0.02014in" draw:id="id0" draw:style-name="a0" draw:name="Horizontal Line 39" text:anchor-type="as-char"><svg:title/><svg:desc/><draw:enhanced-geometry draw:type="non-primitive" svg:viewBox="0 0 21600 21600" draw:enhanced-path="M 0 0 L 21600 0 21600 21600 0 21600 Z N"/></draw:custom-shape></text:span></text:p>
      <text:p text:style-name="Standard"/>
      <text:p text:style-name="Standard"/>
      <text:soft-page-break/>
      <text:p text:style-name="Standard"><text:span text:style-name="T44">2</text:span><text:span text:style-name="T45">️</text:span><text:span text:style-name="T46">⃣</text:span><text:span text:style-name="T47"><text:s/></text:span><text:span text:style-name="T48">Präsentation des Wirtschaftsprüfungs-Teams</text:span></text:p>
      <text:p text:style-name="Standard"><text:span text:style-name="T49">Wirtschaftsprüfer:in 1:</text:span></text:p>
      <text:p text:style-name="P50">„Wir möchten Ihnen unsere<text:s/>zentralen Feststellungen vorstellen. Im Bereich der<text:line-break/>Wareneingänge kam es zu einer fehlerhaften Buchung – ein Skonto wurde nicht<text:line-break/>berücksichtigt, obwohl die Zahlung fristgerecht erfolgte. Dadurch wurde der Aufwand zu hoch<text:line-break/>angesetzt.“</text:p>
      <text:p text:style-name="Standard"><text:span text:style-name="T51">Wirtschaftsprüfer:in 2:</text:span></text:p>
      <text:p text:style-name="P52">„Weiterhin stellten wir fest, dass ein Exportgeschäft Umsatzsteuer ausgewiesen hat, obwohl<text:line-break/>es sich um eine innergemeinschaftliche Lieferung handelt – dies kann zu Problemen mit dem<text:line-break/>Finanzamt führen.“</text:p>
      <text:p text:style-name="Standard"><text:span text:style-name="T53">Wirtschaftsprüfer:in 3:</text:span></text:p>
      <text:p text:style-name="P54">„Besonders auffällig waren Buchungen auf dem Privatkonto: Ein teurer Bürostuhl wurde an<text:line-break/>die Privatadresse des Geschäftsführers geliefert, Tankbelege ohne Firmenfahrzeugbezug<text:line-break/>wurden als Reisekosten gebucht.“</text:p>
      <text:p text:style-name="Standard"><text:span text:style-name="T55">Wirtschaftsprüfer:in 1:</text:span></text:p>
      <text:p text:style-name="P56">„Unsere Empfehlung: Einführung eines Vier-Augen-Prinzips für alle Buchungen über 500 €,<text:line-break/>Schulung des Buchungspersonals sowie regelmäßige externe Kontrollprüfungen.“</text:p>
      <text:p text:style-name="Standard"><text:span text:style-name="T57"><draw:custom-shape svg:x="0in" svg:y="0in" svg:width="0in" svg:height="0.02014in" draw:id="id1" draw:style-name="a1" draw:name="Horizontal Line 40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58">3</text:span><text:span text:style-name="T59">️</text:span><text:span text:style-name="T60">⃣</text:span><text:span text:style-name="T61"><text:s/></text:span><text:span text:style-name="T62">Rückfragen durch das Gericht und das BPK-Management</text:span></text:p>
      <text:p text:style-name="Standard"><text:span text:style-name="T63">Richter:in:</text:span></text:p>
      <text:p text:style-name="P64">„Vielen Dank für Ihre Ausführungen. Können Sie bitte erläutern, ob es sich bei den<text:line-break/>Privatbuchungen um grobe Fahrlässigkeit oder mutmaßliche Absicht handelt?“</text:p>
      <text:p text:style-name="Standard"><text:span text:style-name="T65">Wirtschaftsprüfer:in:</text:span></text:p>
      <text:p text:style-name="P66">„Aufgrund der Häufung und der systematischen Kontenwahl gehen wir von bewusster<text:line-break/>Verschleierung aus – dies könnte steuerstrafrechtliche Konsequenzen nach sich ziehen.“</text:p>
      <text:p text:style-name="Standard"><text:span text:style-name="T67">Vertreter:in BPK:</text:span></text:p>
      <text:p text:style-name="P68">„Ich bin erschüttert über diese Vorwürfe. War die Buchhaltung ausreichend dokumentiert<text:line-break/>oder gab es Hinweise auf Belegfälschung?“</text:p>
      <text:p text:style-name="Standard"><text:span text:style-name="T69">Wirtschaftsprüfer:in:</text:span></text:p>
      <text:p text:style-name="P70">„Teilweise fehlten Belegvermerke. Außerdem stimmten einige Beträge nicht mit den<text:line-break/>Kontoauszügen überein.“</text:p>
      <text:p text:style-name="Standard"><text:span text:style-name="T71"><draw:custom-shape svg:x="0in" svg:y="0in" svg:width="0in" svg:height="0.02014in" draw:id="id2" draw:style-name="a2" draw:name="Horizontal Line 41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72">4</text:span><text:span text:style-name="T73">️</text:span><text:span text:style-name="T74">⃣</text:span><text:span text:style-name="T75"><text:s/>Gutachten durch die Steuerberater:in</text:span></text:p>
      <text:p text:style-name="Standard"><text:span text:style-name="T76">Steuerberater:in:</text:span></text:p>
      <text:p text:style-name="P77">„Die ermittelten Unregelmäßigkeiten deuten auf Verstöße gegen die<text:line-break/>Grundsätze ordnungsmäßiger Buchführung (GoB) hin. Eine Selbstanzeige kann eine<text:line-break/><text:soft-page-break/>strafrechtliche Verfolgung möglicherweise mildern – ich empfehle dringend eine rechtliche<text:line-break/>Beratung.“</text:p>
      <text:p text:style-name="Standard"><text:span text:style-name="T78"><draw:custom-shape svg:x="0in" svg:y="0in" svg:width="0in" svg:height="0.02014in" draw:id="id3" draw:style-name="a3" draw:name="Horizontal Line 42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79">5</text:span><text:span text:style-name="T80">️</text:span><text:span text:style-name="T81">⃣</text:span><text:span text:style-name="T82"><text:s/></text:span><text:span text:style-name="T83">Urteilsverkündung durch den/die Richter:in</text:span></text:p>
      <text:p text:style-name="Standard"><text:span text:style-name="T84">Richter:in:</text:span></text:p>
      <text:p text:style-name="P85">„Das Gericht kommt zu dem Schluss, dass die Wirtschaftsprüfung auf fundierte Weise<text:line-break/>relevante Fehler und potenzielle Verstöße identifiziert hat.</text:p>
      <text:p text:style-name="P86">Die Bergisches Papierkontor GmbH wird aufgefordert, innerhalb von 30 Tagen eine<text:line-break/>interne Revision einzuleiten und die Empfehlungen umzusetzen.</text:p>
      <text:p text:style-name="Standard"><text:span text:style-name="T87">Das Verfahren ist damit geschlossen. Vielen Dank.“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style:font-name="Arial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lf Laura</meta:initial-creator>
    <dc:creator>Wolf Laura</dc:creator>
    <meta:creation-date>2026-03-17T13:24:00Z</meta:creation-date>
    <dc:date>2026-03-19T07:53:00Z</dc:date>
    <meta:template xlink:href="Normal" xlink:type="simple"/>
    <meta:editing-cycles>3</meta:editing-cycles>
    <meta:editing-duration>PT0S</meta:editing-duration>
    <meta:document-statistic meta:page-count="3" meta:paragraph-count="7" meta:word-count="489" meta:character-count="3569" meta:row-count="25" meta:non-whitespace-character-count="3087"/>
  </office:meta>
</office:document-meta>
</file>